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u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51029166666667" calcext:value-type="float">
            <text:p>0.7510291667</text:p>
          </table:table-cell>
          <table:table-cell table:formula="of:=AVERAGE([.C2:.C25])" office:value-type="float" office:value="0.75" calcext:value-type="float">
            <text:p>0.75</text:p>
          </table:table-cell>
          <table:table-cell table:formula="of:=AVERAGE([.D2:.D25])" office:value-type="float" office:value="0.642972166666667" calcext:value-type="float">
            <text:p>0.6429721667</text:p>
          </table:table-cell>
          <table:table-cell table:formula="of:=AVERAGE([.E2:.E25])" office:value-type="float" office:value="0.732638888888889" calcext:value-type="float">
            <text:p>0.7326388889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7</text:p>
          </table:table-cell>
          <table:table-cell table:formula="of:=AVERAGE([.H2:.H25])" office:value-type="float" office:value="1" calcext:value-type="float">
            <text:p>1</text:p>
          </table:table-cell>
          <table:table-cell table:formula="of:=AVERAGE([.I2:.I25])" office:value-type="float" office:value="0.721354166666667" calcext:value-type="float">
            <text:p>0.7213541667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rvey and</text:p>
          </table:table-cell>
          <table:table-cell/>
          <table:table-cell office:value-type="string" calcext:value-type="string">
            <text:p>Challenge proble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ring 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roble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8:29:57.023532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0T19:40:41.215731062</dc:date>
    <meta:editing-duration>PT10H35M12S</meta:editing-duration>
    <meta:editing-cycles>105</meta:editing-cycles>
    <meta:generator>LibreOffice/5.1.6.2$Linux_X86_64 LibreOffice_project/10m0$Build-2</meta:generator>
    <meta:document-statistic meta:table-count="1" meta:cell-count="292" meta:object-count="0"/>
  </office:meta>
</office:document-meta>
</file>